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NA-title">
      <style:graphic-properties fo:min-height="2.6cm" loext:decorative="false"/>
      <style:paragraph-properties style:writing-mode="lr-tb"/>
    </style:style>
    <style:style style:name="pr2" style:family="presentation" style:parent-style-name="DNA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DNA-outline1">
      <style:graphic-properties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.374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">QB Networks</text:p>
          </draw:text-box>
        </draw:frame>
        <draw:frame presentation:style-name="pr2" draw:text-style-name="P2" draw:layer="layout" svg:width="22.5cm" svg:height="9.134cm" svg:x="4.5cm" svg:y="3.8cm" presentation:class="subtitle">
          <draw:text-box>
            <text:p>Focusing to Cloud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">QB Networks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Plusclouds Community and partnership</text:p>
              </text:list-item>
              <text:list-item>
                <text:p>Foundations like Free Software Foundation, Linux Foundation and oth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">QB Networks Q&amp;A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 text:style-name="P3">Email to : <text:a xlink:href="mailto:mertgor@qbnetworks.xyz" xlink:type="simple">mertgor@qbnetworks.xyz</text:a></text:p>
              </text:list-item>
              <text:list-item>
                <text:p text:style-name="P3">GPG Key ID : 0xCD9E83BD9F84F0AB</text:p>
              </text:list-item>
              <text:list-item>
                <text:p text:style-name="P3">This document is licensed under the terms of <text:a xlink:href="https://github.com/masscollabs/Creative-Commons-Markdown/blob/main/4.0/by-sa.markdown" xlink:type="simple">CC BY-SA 4.0</text:a><text:s/>or later licen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name-asian="Noto Serif CJK JP:palt" style:font-family-asian="'Noto Serif CJK JP:palt', 'Noto Serif CJK KR', 'Noto Serif CJK SC', 'Noto Serif CJK TC', 'Noto Serif CJK HK'" style:font-family-generic-asian="roman" style:font-pitch-asian="variable" style:font-size-asian="18pt" style:font-style-asian="normal" style:font-weight-asian="normal" style:font-name-complex="Noto Serif" style:font-family-complex="'Noto Serif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5" style:family="graphic" style:parent-style-name="standard">
      <style:graphic-properties draw:stroke="solid" svg:stroke-width="0.045cm" svg:stroke-color="#2a6099" draw:fill="solid" draw:fill-color="#bcc2c9" fo:padding-top="0.123cm" fo:padding-bottom="0.123cm" fo:padding-left="0.248cm" fo:padding-right="0.248cm" loext:decorative="false"/>
    </style:style>
    <style:style style:name="Mgr6" style:family="graphic" style:parent-style-name="standard">
      <style:graphic-properties draw:stroke="solid" svg:stroke-width="0.055cm" svg:stroke-color="#ff4000" draw:fill="solid" draw:fill-color="#f2cdc4" fo:padding-top="0.127cm" fo:padding-bottom="0.127cm" fo:padding-left="0.252cm" fo:padding-right="0.252cm" loext:decorative="false"/>
    </style:style>
    <style:style style:name="Mgr7" style:family="graphic" style:parent-style-name="standard">
      <style:graphic-properties draw:stroke="solid" svg:stroke-width="0.05cm" svg:stroke-color="#2a6099" draw:fill="solid" draw:fill-color="#c7ced6" loext:decorative="false"/>
    </style:style>
    <style:style style:name="Mgr8" style:family="graphic" style:parent-style-name="standard">
      <style:graphic-properties draw:stroke="solid" svg:stroke-width="0.05cm" svg:stroke-color="#ff4000" draw:fill="solid" draw:fill-color="#e6c2b9" loext:decorative="false"/>
    </style:style>
    <style:style style:name="Mgr9" style:family="graphic" style:parent-style-name="standard">
      <style:graphic-properties draw:stroke="solid" svg:stroke-width="0.055cm" svg:stroke-color="#2a6099" draw:fill="solid" draw:fill-color="#d3dae3" fo:padding-top="0.127cm" fo:padding-bottom="0.127cm" fo:padding-left="0.252cm" fo:padding-right="0.252cm" loext:decorative="false"/>
    </style:style>
    <style:style style:name="Mgr10" style:family="graphic" style:parent-style-name="standard">
      <style:graphic-properties draw:stroke="solid" svg:stroke-width="0.045cm" svg:stroke-color="#ff4000" draw:fill="solid" draw:fill-color="#d9b8af" fo:padding-top="0.123cm" fo:padding-bottom="0.123cm" fo:padding-left="0.248cm" fo:padding-right="0.248cm" loext:decorative="false"/>
    </style:style>
    <style:style style:name="Mgr11" style:family="graphic" style:parent-style-name="standard">
      <style:graphic-properties draw:stroke="solid" svg:stroke-width="0.06cm" svg:stroke-color="#2a6099" draw:fill="solid" draw:fill-color="#dee6ef" fo:padding-top="0.13cm" fo:padding-bottom="0.13cm" fo:padding-left="0.255cm" fo:padding-right="0.255cm" loext:decorative="false"/>
    </style:style>
    <style:style style:name="Mgr12" style:family="graphic" style:parent-style-name="standard">
      <style:graphic-properties draw:stroke="solid" svg:stroke-width="0.04cm" svg:stroke-color="#ff4000" draw:fill="solid" draw:fill-color="#ccada5" fo:padding-top="0.12cm" fo:padding-bottom="0.12cm" fo:padding-left="0.245cm" fo:padding-right="0.245cm" loext:decorative="false"/>
    </style:style>
    <style:style style:name="Mgr13" style:family="graphic" style:parent-style-name="standard">
      <style:graphic-properties draw:stroke="solid" svg:stroke-width="0.04cm" svg:stroke-color="#2a6099" draw:fill="solid" draw:fill-color="#afb6bd" fo:padding-top="0.12cm" fo:padding-bottom="0.12cm" fo:padding-left="0.245cm" fo:padding-right="0.245cm" loext:decorative="false"/>
    </style:style>
    <style:style style:name="Mgr14" style:family="graphic" style:parent-style-name="standard">
      <style:graphic-properties draw:stroke="solid" svg:stroke-width="0.06cm" svg:stroke-color="#ff4000" draw:fill="solid" draw:fill-color="#ffd8ce" fo:padding-top="0.13cm" fo:padding-bottom="0.13cm" fo:padding-left="0.255cm" fo:padding-right="0.255cm" loext:decorative="false"/>
    </style:style>
    <style:style style:name="Mpr1" style:family="presentation" style:parent-style-name="DNA-backgroundobjects">
      <style:graphic-properties draw:fill="none" draw:fill-color="#ffffff" fo:min-height="1.085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bcc2c9"/>
    </style:style>
    <style:style style:name="MP8" style:family="paragraph">
      <loext:graphic-properties draw:fill="solid" draw:fill-color="#f2cdc4"/>
    </style:style>
    <style:style style:name="MP9" style:family="paragraph">
      <loext:graphic-properties draw:fill="solid" draw:fill-color="#c7ced6"/>
    </style:style>
    <style:style style:name="MP10" style:family="paragraph">
      <loext:graphic-properties draw:fill="solid" draw:fill-color="#e6c2b9"/>
    </style:style>
    <style:style style:name="MP11" style:family="paragraph">
      <loext:graphic-properties draw:fill="solid" draw:fill-color="#d3dae3"/>
    </style:style>
    <style:style style:name="MP12" style:family="paragraph">
      <loext:graphic-properties draw:fill="solid" draw:fill-color="#d9b8af"/>
    </style:style>
    <style:style style:name="MP13" style:family="paragraph">
      <loext:graphic-properties draw:fill="solid" draw:fill-color="#dee6ef"/>
    </style:style>
    <style:style style:name="MP14" style:family="paragraph">
      <loext:graphic-properties draw:fill="solid" draw:fill-color="#ccada5"/>
    </style:style>
    <style:style style:name="MP15" style:family="paragraph">
      <loext:graphic-properties draw:fill="solid" draw:fill-color="#afb6bd"/>
    </style:style>
    <style:style style:name="MP16" style:family="paragraph">
      <loext:graphic-properties draw:fill="solid" draw:fill-color="#ffd8c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page-number>&lt;number&gt;</text:page-number></text:p>
        </draw:text-box>
      </draw:frame>
      <draw:g draw:style-name="Mgr3">
        <draw:connector draw:style-name="Mgr4" draw:layer="backgroundobjects" draw:type="lines" svg:x1="1.739cm" svg:y1="0.35cm" svg:x2="3.261cm" svg:y2="0.35cm" draw:start-shape="id1" draw:start-glue-point="10" draw:end-shape="id2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3" draw:start-glue-point="10" draw:end-shape="id4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5" draw:start-glue-point="10" draw:end-shape="id6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7" draw:start-glue-point="10" draw:end-shape="id8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9" draw:start-glue-point="10" draw:end-shape="id10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11" draw:start-glue-point="10" draw:end-shape="id12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13" draw:start-glue-point="10" draw:end-shape="id14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15" draw:start-glue-point="10" draw:end-shape="id16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17" draw:start-glue-point="10" draw:end-shape="id18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19" draw:start-glue-point="10" draw:end-shape="id20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21" draw:start-glue-point="10" draw:end-shape="id22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23" draw:start-glue-point="10" draw:end-shape="id24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25" draw:start-glue-point="10" draw:end-shape="id26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27" draw:start-glue-point="10" draw:end-shape="id28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29" draw:start-glue-point="10" draw:end-shape="id30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31" draw:start-glue-point="10" draw:end-shape="id32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33" draw:start-glue-point="10" draw:end-shape="id34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35" draw:start-glue-point="10" draw:end-shape="id36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37" draw:start-glue-point="10" draw:end-shape="id38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39" draw:start-glue-point="10" draw:end-shape="id40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41" draw:start-glue-point="10" draw:end-shape="id42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43" draw:start-glue-point="10" draw:end-shape="id44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45" draw:start-glue-point="10" draw:end-shape="id46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47" draw:start-glue-point="10" draw:end-shape="id48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49" draw:start-glue-point="10" draw:end-shape="id50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51" draw:start-glue-point="10" draw:end-shape="id52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53" draw:start-glue-point="10" draw:end-shape="id54" draw:end-glue-point="6" svg:d="M3500 15950h-276-1449-275" svg:viewBox="0 0 2001 1">
          <text:p/>
        </draw:connector>
        <draw:custom-shape draw:style-name="Mgr5" draw:text-style-name="MP7" xml:id="id1" draw:id="id1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2" draw:id="id2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3" draw:id="id3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4" draw:id="id4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5" draw:id="id5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6" draw:id="id6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7" draw:id="id7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8" draw:id="id8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10" draw:id="id10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9" draw:id="id9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11" draw:id="id11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12" draw:id="id12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13" draw:id="id13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14" draw:id="id14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15" draw:id="id15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16" draw:id="id16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17" draw:id="id17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18" draw:id="id18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20" draw:id="id20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19" draw:id="id19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21" draw:id="id21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22" draw:id="id22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23" draw:id="id23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24" draw:id="id24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25" draw:id="id25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26" draw:id="id26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27" draw:id="id27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28" draw:id="id28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30" draw:id="id30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29" draw:id="id29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31" draw:id="id31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32" draw:id="id32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33" draw:id="id33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34" draw:id="id34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35" draw:id="id35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36" draw:id="id36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37" draw:id="id37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38" draw:id="id38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40" draw:id="id40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39" draw:id="id39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41" draw:id="id41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42" draw:id="id42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43" draw:id="id43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44" draw:id="id44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45" draw:id="id45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46" draw:id="id46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47" draw:id="id47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48" draw:id="id48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50" draw:id="id50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49" draw:id="id49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51" draw:id="id51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52" draw:id="id52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53" draw:id="id53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54" draw:id="id54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31T18:05:39.449140847</meta:creation-date>
    <dc:description>This work is licensed under a Creative Commons 0 License.
It makes use of the works of Alexander Wilms.</dc:description>
    <meta:generator>LibreOffice/25.2.3.2$Linux_X86_64 LibreOffice_project/520$Build-2</meta:generator>
    <dc:title>DNA</dc:title>
    <meta:editing-duration>PT5M18S</meta:editing-duration>
    <meta:editing-cycles>4</meta:editing-cycles>
    <dc:date>2025-10-31T18:10:57.636158245</dc:date>
    <meta:document-statistic meta:object-count="115"/>
  </office:meta>
</office:document-meta>
</file>